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73c5" officeooo:paragraph-rsid="000173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7T00:23:02.855506860</meta:creation-date>
    <dc:date>2022-07-17T00:23:30.501096971</dc:date>
    <meta:editing-duration>PT29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7.3.4.2$Linux_X86_64 LibreOffice_project/30$Build-2</meta:generator>
  </office:meta>
</office:document-meta>
</file>